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_5f_TOC1">
      <style:paragraph-properties>
        <style:tab-stops>
          <style:tab-stop style:position="0.2126in"/>
          <style:tab-stop style:position="6.3028in" style:type="right" style:leader-style="dotted" style:leader-text="."/>
        </style:tab-stops>
      </style:paragraph-properties>
    </style:style>
    <style:style style:name="P24" style:family="paragraph" style:parent-style-name="_5f_TOC1">
      <style:paragraph-properties>
        <style:tab-stops>
          <style:tab-stop style:position="6.2638in" style:type="right" style:leader-style="dotted" style:leader-text="."/>
        </style:tab-stops>
      </style:paragraph-properties>
    </style:style>
    <style:style style:name="P25" style:family="paragraph" style:parent-style-name="TextBody">
      <style:paragraph-properties fo:margin-left="1.0827in" fo:margin-right="0in" fo:text-indent="0in" style:auto-text-indent="false"/>
    </style:style>
    <style:style style:name="P26" style:family="paragraph" style:parent-style-name="TextBody">
      <style:paragraph-properties fo:margin-left="0.578in" fo:margin-right="0in" fo:text-indent="0in" style:auto-text-indent="false"/>
    </style:style>
    <style:style style:name="P27" style:family="paragraph" style:parent-style-name="TextBody">
      <style:paragraph-properties fo:margin-left="0.5866in" fo:margin-right="0in" fo:text-indent="0in" style:auto-text-indent="false"/>
    </style:style>
    <style:style style:name="P28" style:family="paragraph" style:parent-style-name="Heading_20_1">
      <style:text-properties fo:font-size="10pt"/>
    </style:style>
    <style:style style:name="P29" style:family="paragraph" style:parent-style-name="Heading3">
      <style:text-properties fo:font-weight="bold" style:font-weight-asian="bold" style:font-weight-complex="bold"/>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IPG_5f_chapter_5f_title">
      <style:paragraph-properties fo:break-before="page"/>
    </style:style>
    <style:style style:name="P32" style:family="paragraph" style:parent-style-name="_5f_PrefaceTitle" style:master-page-name="_5f_Title">
      <style:paragraph-properties style:page-number="auto"/>
    </style:style>
    <style:style style:name="P33" style:family="paragraph" style:parent-style-name="TextBody" style:list-style-name="L1"/>
    <style:style style:name="P34" style:family="paragraph" style:parent-style-name="TextBody" style:list-style-name="L2"/>
    <style:style style:name="P35" style:family="paragraph" style:parent-style-name="TextBody" style:list-style-name="L3"/>
    <style:style style:name="P36" style:family="paragraph" style:parent-style-name="TextBody" style:list-style-name="L4"/>
    <style:style style:name="P37" style:family="paragraph" style:parent-style-name="TextBody" style:list-style-name="L5"/>
    <style:style style:name="P38" style:family="paragraph" style:parent-style-name="Heading1">
      <style:text-properties style:font-name="Arial" fo:font-size="18pt" fo:font-weight="bold"/>
    </style:style>
    <style:style style:name="P39" style:family="paragraph" style:parent-style-name="Heading1">
      <style:paragraph-properties fo:break-before="page"/>
    </style:style>
    <style:style style:name="P40"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28in" draw:visible-area-height="5.461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5in" draw:visible-area-height="5.615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text:bookmark text:name="__RefHeading__6846_1439623614"/>TinyCAD user manual<text:bookmark-end text:name="__RefHeading__6846_1439623614"/></text:p>
      <text:p text:style-name="TextBody">Version 2.70.03</text:p>
      <text:p text:style-name="TextBody">http://tinycad.sourceforge.net</text:p>
      <text:p text:style-name="TextBody"/>
      <text:list xml:id="list20247633" text:style-name="Outline">
        <text:list-item>
          <text:list>
            <text:list-item>
              <text:h text:style-name="P39"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0357102"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7">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6">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26">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8"/>
      <text:p text:style-name="P20">Contents</text:p>
      <text:p text:style-name="P23"><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4">1 <text:s/>Overview of TinyCAD features<text:tab/>7</text:p>
          <text:p text:style-name="P24">2 <text:s/>Drawing a design<text:tab/>11</text:p>
          <text:p text:style-name="P30">To place symbols in to your design<text:tab/>11</text:p>
          <text:p text:style-name="P30">To wire up your design<text:tab/>11</text:p>
          <text:p text:style-name="P30">Editing your drawing<text:tab/>13</text:p>
          <text:p text:style-name="P30">Symbol attributes<text:tab/>14</text:p>
          <text:p text:style-name="P30">Automatic junction placement<text:tab/>14</text:p>
          <text:p text:style-name="P30">Advanced drawing techniques<text:tab/>15</text:p>
          <text:p text:style-name="P30">Adding power<text:tab/>15</text:p>
          <text:p text:style-name="P30">Using labels<text:tab/>16</text:p>
          <text:p text:style-name="P30">Adding buses<text:tab/>17</text:p>
          <text:p text:style-name="P30">Adding text and annotations<text:tab/>18</text:p>
          <text:p text:style-name="P30">Drawing rectangles and ellipses<text:tab/>18</text:p>
          <text:p text:style-name="P30">Drawing polygons &amp; polylines<text:tab/>19</text:p>
          <text:p text:style-name="P30">Changing the drawing order<text:tab/>19</text:p>
          <text:p text:style-name="P24">3 <text:s/>An introduction to libraries<text:tab/>21</text:p>
          <text:p text:style-name="P30">Symbol pins<text:tab/>23</text:p>
          <text:p text:style-name="P30">Multiple parts per package<text:tab/>24</text:p>
          <text:p text:style-name="P30">Creating a new symbol library<text:tab/>26</text:p>
          <text:p text:style-name="P24">4 <text:s/>Printing a design<text:tab/>29</text:p>
          <text:p text:style-name="P24">5 <text:s/>Exporting to PCB programs<text:tab/>31</text:p>
          <text:p text:style-name="P30">Use wires and symbols correctly<text:tab/>31</text:p>
          <text:p text:style-name="P30">Add the “package” attribute to all symbols<text:tab/>31</text:p>
          <text:p text:style-name="P24">6 <text:s/>Using multiple sheet schematics<text:tab/>35</text:p>
          <text:p text:style-name="P30">Using multiple sheets<text:tab/>35</text:p>
          <text:p text:style-name="P30">Using hierarchical designs<text:tab/>35</text:p>
          <text:p text:style-name="P30"><text:soft-page-break/>Using both hierarchical designs and multiple sheets<text:tab/>36</text:p>
          <text:p text:style-name="P24">7 <text:s/>Using SPICE with TinyCAD<text:tab/>37</text:p>
          <text:p text:style-name="P30">The TinyCAD SPICE system<text:tab/>37</text:p>
          <text:p text:style-name="P30">The SPICE template strings<text:tab/>39</text:p>
          <text:p text:style-name="P30">The Spice Prologue and Epilogue<text:tab/>39</text:p>
          <text:p text:style-name="P30">The SPICE RUN node<text:tab/>40</text:p>
          <text:p text:style-name="P30">The “0” net<text:tab/>40</text:p>
          <text:p text:style-name="P30">Generation of the SPICE file<text:tab/>40</text:p>
          <text:p text:style-name="P30">Advanced SPICE file generation with conditional statements<text:tab/>42</text:p>
          <text:p text:style-name="P24">8 <text:s/>Menu reference<text:tab/>43</text:p>
          <text:p text:style-name="P30">File menu<text:tab/>43</text:p>
          <text:p text:style-name="P30">Edit menu<text:tab/>46</text:p>
          <text:p text:style-name="P30">Library menu<text:tab/>49</text:p>
          <text:p text:style-name="P30">Symbol menu<text:tab/>51</text:p>
          <text:p text:style-name="P30">Special menu<text:tab/>52</text:p>
          <text:p text:style-name="P30">Options menu<text:tab/>54</text:p>
          <text:p text:style-name="P24">9 <text:s/>Toolbar reference<text:tab/>57</text:p>
          <text:p text:style-name="P30">Annotation toolbar<text:tab/>57</text:p>
          <text:p text:style-name="P30">Drawing toolbar<text:tab/>58</text:p>
          <text:p text:style-name="P30">Block toolbar <text:tab/>61</text:p>
          <text:p text:style-name="P30">Drawing toolbar<text:tab/>63</text:p>
          <text:p text:style-name="P30">File toolbar<text:tab/>67</text:p>
          <text:p text:style-name="P24">10 <text:s/>Change log<text:tab/>69</text:p>
          <text:p text:style-name="P30">Changes since version 2.70.00 Build 248 Beta<text:tab/>69</text:p>
          <text:p text:style-name="P30">Changes since version 2.60.01<text:tab/>69</text:p>
          <text:p text:style-name="P30">Changes since version 2.50.00<text:tab/>70</text:p>
          <text:p text:style-name="P24">11 <text:s/>Changes and/or corrections <text:tab/>73</text:p>
          <text:p text:style-name="P30">How to build TinyCAD<text:tab/>73</text:p>
        </text:index-body>
      </text:table-of-content>
      <text:p text:style-name="IndentedSingle"/>
      <text:list xml:id="list20373627" text:continue-numbering="true" text:style-name="Outline">
        <text:list-item>
          <text:h text:style-name="P31"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8" draw:name="Object1" text:anchor-type="paragraph" svg:width="7.5in" svg:height="5.2835in" draw:z-index="39"><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0"><draw:object-ole xlink:href="./Object 2" xlink:type="simple" xlink:show="embed" xlink:actuate="onLoad"/><draw:image xlink:href="./ObjectReplacements/Object 2" xlink:type="simple" xlink:show="embed" xlink:actuate="onLoad"/></draw:frame><text:soft-page-break/></text:p>
      <text:list xml:id="list20344799"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0361485"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0261623" text:style-name="_5f_Tip">
        <text:list-item>
          <text:p text:style-name="P40">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0363504" text:continue-list="list20361485"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0361924" text:continue-list="list20261623" text:style-name="_5f_Tip">
        <text:list-item>
          <text:p text:style-name="P40">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0346334" text:continue-list="list20363504" text:style-name="Outline">
        <text:list-item>
          <text:list>
            <text:list-item>
              <text:h text:style-name="P39"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3"><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0360224" text:continue-numbering="true" text:style-name="Outline">
        <text:list-item>
          <text:list>
            <text:list-item>
              <text:h text:style-name="P39" text:outline-level="2"><draw:frame draw:style-name="fr4" draw:name="graphics5" text:anchor-type="paragraph" svg:width="3.2291in" svg:height="1.5882in" draw:z-index="24"><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0354990"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0366785"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5"><draw:image xlink:href="Pictures/10000000000000BE0000012E1E02AB5B.png" xlink:type="simple" xlink:show="embed" xlink:actuate="onLoad"/></draw:frame></text:p>
      <text:list xml:id="list20371886"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0362201" text:continue-numbering="true" text:style-name="Outline">
        <text:list-item>
          <text:list>
            <text:list-item>
              <text:h text:style-name="P39"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3.8646in" svg:height="2.1354in" draw:z-index="26"><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0370267" text:continue-numbering="true" text:style-name="Outline">
        <text:list-item>
          <text:list>
            <text:list-item>
              <text:h text:style-name="P39"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6.7709in" svg:height="4.5102in" draw:z-index="27"><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0372714"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28"><draw:image xlink:href="Pictures/10000000000002170000017218982D96.png" xlink:type="simple" xlink:show="embed" xlink:actuate="onLoad"/></draw:frame></text:p>
      <text:list xml:id="list20345797"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0354178"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0366644"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0345633" text:continue-numbering="true" text:style-name="Outline">
        <text:list-item>
          <text:h text:style-name="P31"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29"><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0"><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0348783"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0371224"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2"><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0373726" text:continue-numbering="true" text:style-name="Outline">
        <text:list-item>
          <text:list>
            <text:list-item>
              <text:h text:style-name="P39"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1"><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0365725" text:continue-numbering="true" text:style-name="Outline">
        <text:list-item>
          <text:h text:style-name="P31"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2"><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0371333"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0275254" text:style-name="L1">
        <text:list-item>
          <text:p text:style-name="P33">Use wires and symbols correctly</text:p>
        </text:list-item>
        <text:list-item>
          <text:p text:style-name="P33">Add the “Package” attribute to symbols</text:p>
        </text:list-item>
        <text:list-item>
          <text:p text:style-name="P33">Export the netlist in a format compatible with your PCB layout program</text:p>
        </text:list-item>
      </text:list>
      <text:list xml:id="list20356046" text:continue-list="list20371333"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0346349"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38"><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3"><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0351348" text:continue-numbering="true" text:style-name="Outline">
        <text:list-item>
          <text:h text:style-name="P31"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0374953"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03718861"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0365107"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0346792"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0367926" text:continue-list="list20361924"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0347382" text:continue-list="list20346792"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0270486" text:style-name="L2">
        <text:list-item>
          <text:p text:style-name="P34">The “model” template – this is the string that is inserted into the SPICE file for every instance of the component in the circuit. </text:p>
        </text:list-item>
        <text:list-item>
          <text:p text:style-name="P34">The “prolog” template – this is the string that is inserted into the top of the SPICE file. It is only inserted once per component type. </text:p>
        </text:list-item>
        <text:list-item>
          <text:p text:style-name="P3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0258841" text:style-name="L3">
        <text:list-item>
          <text:p text:style-name="P35">The circuit must be constructed using only SPICE enabled symbols </text:p>
        </text:list-item>
        <text:list-item>
          <text:p text:style-name="P35">The circuit must have a special “RUN” symbol (which will need to be created by you). </text:p>
        </text:list-item>
        <text:list-item>
          <text:p text:style-name="P3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0374254" text:continue-list="list20347382" text:style-name="Outline">
        <text:list-item>
          <text:list>
            <text:list-item>
              <text:h text:style-name="P39"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0362268"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0348500" text:continue-numbering="true" text:style-name="Outline">
        <text:list-item>
          <text:list>
            <text:list-item>
              <text:h text:style-name="P39"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0349086"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0275138" text:style-name="L4">
        <text:list-item>
          <text:p text:style-name="P36">Use a label. Any connections with a label will use the label’s name in the SPICE net </text:p>
        </text:list-item>
        <text:list-item>
          <text:p text:style-name="P3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0367466" text:continue-list="list20349086"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0345027" text:continue-numbering="true" text:style-name="Outline">
        <text:list-item>
          <text:list>
            <text:list-item>
              <text:h text:style-name="P39"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0260457" text:style-name="L5">
        <text:list-item>
          <text:p text:style-name="P37">Test to see if an attribute is defined on the symbol </text:p>
        </text:list-item>
        <text:list-item>
          <text:p text:style-name="P37">Test to see if an attribute is an empty string on the symbol </text:p>
        </text:list-item>
        <text:list-item>
          <text:p text:style-name="P3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0346236" text:continue-list="list20345027" text:style-name="Outline">
        <text:list-item>
          <text:h text:style-name="P31"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4"><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5"><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0363107" text:continue-numbering="true" text:style-name="Outline">
        <text:list-item>
          <text:list>
            <text:list-item>
              <text:h text:style-name="P39"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0375216" text:continue-numbering="true" text:style-name="Outline">
        <text:list-item>
          <text:list>
            <text:list-item>
              <text:h text:style-name="P39"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6"><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0352408"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20349590" text:continue-list="list20367926"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0352718" text:continue-list="list20352408"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0344870"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9"><draw:frame draw:style-name="fr6" draw:name="graphics19" text:anchor-type="paragraph" svg:width="4.0807in" svg:height="2.9382in" draw:z-index="37"><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9">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9">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9"><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0358169" text:continue-numbering="true" text:style-name="Outline">
        <text:list-item>
          <text:h text:style-name="P31"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0349867" text:continue-numbering="true" text:style-name="Outline">
        <text:list-item>
          <text:list>
            <text:list-item>
              <text:h text:style-name="P38"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0359780" text:continue-numbering="true" text:style-name="Outline">
        <text:list-item>
          <text:list>
            <text:list-item>
              <text:h text:style-name="P39"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0349063" text:continue-numbering="true" text:style-name="Outline">
        <text:list-item>
          <text:list>
            <text:list-item>
              <text:h text:style-name="P39"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text:soft-page-break/>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text:soft-page-break/>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0353042" text:continue-list="list20349590" text:style-name="_5f_Tip">
        <text:list-item>
          <text:p text:style-name="Tip">You may also use the scroll-wheel to zoom.</text:p>
        </text:list-item>
      </text:list>
      <text:list xml:id="list20355531" text:continue-list="list20349063" text:style-name="Outline">
        <text:list-item>
          <text:list>
            <text:list-item>
              <text:h text:style-name="P39"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0367867"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20360920"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5">-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0367297"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20344705" text:continue-numbering="true" text:style-name="Outline">
        <text:list-item>
          <text:h text:style-name="P31"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0350479"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6"><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1"><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8-22T00:24:21.54</dc:date>
    <meta:editing-cycles>231</meta:editing-cycles>
    <meta:editing-duration>PT22H27M31S</meta:editing-duration>
    <meta:document-statistic meta:table-count="0" meta:image-count="17" meta:object-count="2" meta:page-count="69" meta:paragraph-count="723" meta:word-count="16388" meta:character-count="89265"/>
    <meta:user-defined meta:name="Book Title">TinyCAD user manual version 2.70.02</meta:user-defined>
    <meta:user-defined meta:name="Part No"/>
    <meta:user-defined meta:name="Publication Date">August 2010</meta:user-defined>
    <meta:user-defined meta:name="Subtitle"/>
  </office:meta>
</office:document-meta>
</file>